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png" manifest:full-path="Pictures/voronoi_sphere.png"/>
  <manifest:file-entry manifest:media-type="image/jpg" manifest:full-path="Pictures/test.jpg"/>
  <manifest:file-entry manifest:media-type="image/gif" manifest:full-path="Pictures/circle_transparent.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{test_image}</text:p>
      <text:p text:style-name="P4"/>
      <text:p text:style-name="P2"><draw:frame draw:style-name="fr1" draw:name="voronoi_sphere" text:anchor-type="as-char" svg:width="16.93333312cm" svg:height="9.842499876cm" draw:z-index="3"><draw:image xlink:href="Pictures/voronoi_sphere.png" xlink:type="simple" xlink:show="embed" xlink:actuate="onLoad"/></draw:frame></text:p>
      <text:p text:style-name="P5"/>
      <text:p text:style-name="P6">Text between images.</text:p>
      <text:p text:style-name="P6"/>
      <text:p text:style-name="P3"><draw:frame draw:style-name="fr1" draw:name="test" text:anchor-type="as-char" svg:width="15.8749998cm" svg:height="15.8749998cm" draw:z-index="3"><draw:image xlink:href="Pictures/test.jpg" xlink:type="simple" xlink:show="embed" xlink:actuate="onLoad"/></draw:frame></text:p>
      <text:p text:style-name="P3"/>
      <text:p text:style-name="P6">Extra text.</text:p>
      <text:p text:style-name="P3"/>
      <text:p text:style-name="P3"><draw:frame draw:style-name="fr1" draw:name="circle_transparent" text:anchor-type="as-char" svg:width="4.947708271cm" svg:height="4.630208275cm" draw:z-index="3"><draw:image xlink:href="Pictures/circle_transparent.gif" xlink:type="simple" xlink:show="embed" xlink:actuate="onLoad"/></draw:frame>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